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6f62" officeooo:paragraph-rsid="001c6f62"/>
    </style:style>
    <style:style style:name="P2" style:family="paragraph" style:parent-style-name="Standard">
      <style:text-properties officeooo:rsid="001c6f62" officeooo:paragraph-rsid="001c6f62"/>
    </style:style>
    <style:style style:name="T1" style:family="text">
      <style:text-properties officeooo:rsid="001caa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M_9 22-03-2023</text:p>
      <text:p text:style-name="P1"/>
      <text:p text:style-name="P1"/>
      <text:p text:style-name="P1">Constitution <text:span text:style-name="T1">et Politiques de Sécurité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22T14:11:32.874000000</dc:date>
    <meta:editing-duration>PT1M10S</meta:editing-duration>
    <meta:editing-cycles>3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2" meta:word-count="7" meta:character-count="53" meta:non-whitespace-character-count="48"/>
  </office:meta>
</office:document-meta>
</file>